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" svg:font-family="Times"/>
    <style:font-face style:name=".AppleSystemUIFont" svg:font-family=".AppleSystemUIFont" style:font-family-generic="swiss"/>
    <style:font-face style:name="Apple SD Gothic Neo" svg:font-family="'Apple SD Gothic Neo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.423cm" style:line-height-at-least="0.6cm"/>
      <style:text-properties fo:color="#000000" style:font-name="Apple SD Gothic Neo" fo:font-size="14.6999998092651pt" fo:letter-spacing="normal"/>
    </style:style>
    <style:style style:name="P2" style:family="paragraph" style:parent-style-name="Standard">
      <style:paragraph-properties loext:contextual-spacing="false" fo:margin-top="0cm" fo:margin-bottom="0.423cm" style:line-height-at-least="0.6cm"/>
      <style:text-properties fo:color="#000000" style:font-name="Apple SD Gothic Neo" fo:font-size="14.6999998092651pt" fo:letter-spacing="normal"/>
    </style:style>
    <style:style style:name="P3" style:family="paragraph" style:parent-style-name="Standard">
      <style:paragraph-properties loext:contextual-spacing="false" fo:margin-top="0cm" fo:margin-bottom="0.423cm" style:line-height-at-least="0.6cm"/>
      <style:text-properties fo:color="#000000" style:font-name="Apple SD Gothic Neo" fo:font-size="12pt" fo:letter-spacing="normal"/>
    </style:style>
    <style:style style:name="P4" style:family="paragraph" style:parent-style-name="Standard" style:list-style-name="L3">
      <style:paragraph-properties loext:contextual-spacing="false" fo:margin-top="0cm" fo:margin-bottom="0.423cm" style:line-height-at-least="0.6cm"/>
      <style:text-properties fo:color="#000000" style:font-name="Apple SD Gothic Neo" fo:font-size="12pt" fo:letter-spacing="normal"/>
    </style:style>
    <style:style style:name="P5" style:family="paragraph" style:parent-style-name="Standard">
      <style:paragraph-properties loext:contextual-spacing="false" fo:margin-top="0cm" fo:margin-bottom="0.423cm" style:line-height-at-least="0.6cm"/>
      <style:text-properties fo:color="#000000" style:font-name="Apple SD Gothic Neo" fo:font-size="12pt" fo:letter-spacing="normal" style:font-size-asian="12pt" style:font-size-complex="12pt"/>
    </style:style>
    <style:style style:name="P6" style:family="paragraph" style:parent-style-name="Standard" style:list-style-name="L2">
      <style:paragraph-properties loext:contextual-spacing="false" fo:margin-top="0cm" fo:margin-bottom="0.423cm" style:line-height-at-least="0.6cm"/>
      <style:text-properties fo:color="#000000" style:font-name="Apple SD Gothic Neo" fo:font-size="12pt" fo:letter-spacing="normal" style:font-size-asian="12pt" style:font-size-complex="12pt"/>
    </style:style>
    <style:style style:name="P7" style:family="paragraph" style:parent-style-name="Standard" style:list-style-name="L1">
      <style:paragraph-properties loext:contextual-spacing="false" fo:margin-top="0cm" fo:margin-bottom="0.423cm" style:line-height-at-least="0.6cm"/>
      <style:text-properties fo:color="#000000" style:font-name="Apple SD Gothic Neo" fo:font-size="16pt" fo:letter-spacing="normal" style:font-size-asian="16pt" style:font-size-complex="16pt"/>
    </style:style>
    <style:style style:name="P8" style:family="paragraph" style:parent-style-name="Standard" style:list-style-name="L1">
      <style:paragraph-properties loext:contextual-spacing="false" fo:margin-top="0cm" fo:margin-bottom="0.423cm" style:line-height-at-least="0.6cm"/>
      <style:text-properties fo:color="#000000" style:font-name="Apple SD Gothic Neo" fo:font-size="16pt" fo:letter-spacing="normal"/>
    </style:style>
    <style:style style:name="P9" style:family="paragraph" style:parent-style-name="Standard">
      <style:paragraph-properties loext:contextual-spacing="false" fo:margin-top="0.42cm" fo:margin-bottom="0.21cm"/>
      <style:text-properties style:font-name="Apple SD Gothic Neo" fo:font-size="18pt" fo:font-weight="bold" style:font-size-asian="18pt" style:font-size-complex="18pt"/>
    </style:style>
    <style:style style:name="P10" style:family="paragraph" style:parent-style-name="Standard">
      <style:paragraph-properties fo:margin-left="0cm" fo:margin-right="0cm" fo:text-indent="0.499cm" style:auto-text-indent="false"/>
      <style:text-properties style:font-name="Apple SD Gothic Neo" fo:font-size="12pt"/>
    </style:style>
    <style:style style:name="T1" style:family="text">
      <style:text-properties fo:background-color="#ffff00" loext:char-shading-value="0"/>
    </style:style>
    <style:style style:name="T2" style:family="text">
      <style:text-properties fo:font-size="14.6999998092651pt"/>
    </style:style>
    <style:style style:name="T3" style:family="text">
      <style:text-properties style:font-size-asian="16pt" style:font-size-complex="1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I- Project objectives</text:p>
      <text:p text:style-name="P10"/>
      <text:list xml:id="list6191287927163798700" text:style-name="L1">
        <text:list-item>
          <text:p text:style-name="P7">Functional <text:s/>Objectives</text:p>
        </text:list-item>
      </text:list>
      <text:p text:style-name="P5">The main objective of this project is to create an application which deals with speech recognition. <text:s/>In principle, this application can take any format of sound file and output a text written version of the speech.</text:p>
      <text:p text:style-name="P5"><text:s/>This application allows the user to do the following:</text:p>
      <text:list xml:id="list3578338385860973153" text:style-name="L2">
        <text:list-item>
          <text:p text:style-name="P6">Create an account for the application in order to have access to the service.</text:p>
        </text:list-item>
        <text:list-item>
          <text:p text:style-name="P6">Sign into the application.</text:p>
        </text:list-item>
        <text:list-item>
          <text:p text:style-name="P6">Upload a sound file in any format (wav, mp3...) to the application and then receive a text written version of what was spoken.</text:p>
        </text:list-item>
        <text:list-item>
          <text:p text:style-name="P6">Record speech directly on the application and then receive a text written version of what was spoken.</text:p>
        </text:list-item>
        <text:list-item>
          <text:p text:style-name="P6">Configure certain parameters such as speed and precision of the results as preferred.</text:p>
        </text:list-item>
      </text:list>
      <text:p text:style-name="P1"/>
      <text:list xml:id="list1442763223" text:continue-list="list6191287927163798700" text:style-name="L1">
        <text:list-item>
          <text:p text:style-name="P8"><text:span text:style-name="T3">Technical Objectives</text:span><text:span text:style-name="T2"><text:tab/> <text:tab/></text:span></text:p>
        </text:list-item>
      </text:list>
      <text:p text:style-name="P1">{Describe how the app is created and how it connects to the server application}</text:p>
      <text:p text:style-name="P3">In order to create this application, the technical objectives are as follows:</text:p>
      <text:list xml:id="list1230609562837762734" text:style-name="L3">
        <text:list-item>
          <text:p text:style-name="P4">To design and create the app, <text:tab/>will be used.</text:p>
        </text:list-item>
        <text:list-item>
          <text:p text:style-name="P4">Concerning the neural networks, the framework <text:span text:style-name="T4">Tensorflow</text:span> will be used working alongside python3. The library <text:span text:style-name="T4">Tflearn</text:span> will also be used in company with this framework.</text:p>
        </text:list-item>
        <text:list-item>
          <text:p text:style-name="P4">To deal with the audio files and audio analysis, the python package <text:span text:style-name="T4">LibROSA </text:span><text:span text:style-name="T5">will be used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" svg:font-family="Times"/>
    <style:font-face style:name=".AppleSystemUIFont" svg:font-family=".AppleSystemUIFont" style:font-family-generic="swiss"/>
    <style:font-face style:name="Apple SD Gothic Neo" svg:font-family="'Apple SD Gothic Neo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cpa </meta:initial-creator>
    <dc:date>2017-04-20T13:00:42</dc:date>
    <meta:editing-duration>PT14H9M</meta:editing-duration>
    <meta:editing-cycles>2</meta:editing-cycles>
    <meta:document-statistic meta:table-count="0" meta:image-count="0" meta:object-count="0" meta:page-count="1" meta:paragraph-count="15" meta:word-count="209" meta:character-count="1217"/>
    <dc:creator>Maria Molina</dc:creator>
  </office:meta>
</office:document-meta>
</file>